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4.621cm" draw:visible-area-height="1.446cm" draw:ole-draw-aspect="1"/>
    </style:style>
    <style:style style:name="pr1" style:family="presentation" style:parent-style-name="Standard-title" style:list-style-name="L1">
      <style:graphic-properties draw:fill-color="#ffffff" draw:auto-grow-height="true" fo:min-height="3.507cm"/>
    </style:style>
    <style:style style:name="pr2" style:family="presentation" style:parent-style-name="Standard-subtitle" style:list-style-name="L1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 style:list-style-name="L1">
      <style:graphic-properties draw:fill-color="#ffffff" draw:auto-grow-height="true" fo:min-height="3.507cm"/>
    </style:style>
    <style:style style:name="pr5" style:family="presentation" style:parent-style-name="Standard-subtitle" style:list-style-name="L1">
      <style:graphic-properties draw:fill-color="#ffffff" draw:auto-grow-height="true" fo:min-height="13.86cm"/>
    </style:style>
    <style:style style:name="pr6" style:family="presentation" style:parent-style-name="Standard-title" style:list-style-name="L1">
      <style:graphic-properties draw:fill-color="#ffffff"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title" style:list-style-name="L1">
      <style:graphic-properties draw:fill-color="#ffffff" draw:auto-grow-height="true" fo:min-height="3.507cm"/>
    </style:style>
    <style:style style:name="pr10" style:family="presentation" style:parent-style-name="Standard-title" style:list-style-name="L1">
      <style:graphic-properties draw:fill-color="#ffffff" draw:auto-grow-height="true" fo:min-height="3.507cm"/>
    </style:style>
    <style:style style:name="pr11" style:family="presentation" style:parent-style-name="Standard-subtitle" style:list-style-name="L1">
      <style:graphic-properties draw:fill-color="#ffffff" draw:auto-grow-height="true" fo:min-height="13.86cm"/>
    </style:style>
    <style:style style:name="pr12" style:family="presentation" style:parent-style-name="Standard-title" style:list-style-name="L1">
      <style:graphic-properties draw:fill-color="#ffffff" draw:auto-grow-height="true" fo:min-height="3.507cm"/>
    </style:style>
    <style:style style:name="pr13" style:family="presentation" style:parent-style-name="Standard-subtitle" style:list-style-name="L1">
      <style:graphic-properties draw:fill-color="#ffffff" draw:auto-grow-height="true" fo:min-height="13.86cm"/>
    </style:style>
    <style:style style:name="P1" style:family="paragraph">
      <style:paragraph-properties fo:margin-left="0cm" fo:margin-right="0.048cm" fo:text-align="center" fo:text-indent="0cm"/>
    </style:style>
    <style:style style:name="P2" style:family="paragraph">
      <style:paragraph-properties fo:margin-left="0cm" fo:margin-right="0.048cm" fo:text-align="center" fo:text-indent="0cm"/>
      <style:text-properties fo:font-family="'Times New Roman'" style:font-family-generic="roman" style:font-pitch="variable" fo:font-size="44pt" fo:language="fr" fo:country="FR" fo:font-weight="bold" style:font-size-asian="24pt" style:font-size-complex="21.1000003814697pt"/>
    </style:style>
    <style:style style:name="P3" style:family="paragraph">
      <style:paragraph-properties fo:margin-left="0cm" fo:margin-right="0.048cm" fo:text-align="start" fo:text-indent="0cm"/>
    </style:style>
    <style:style style:name="P4" style:family="paragraph">
      <style:paragraph-properties text:enable-numbering="true" fo:margin-left="0cm" fo:margin-right="0.048cm" fo:text-align="start" fo:text-indent="0cm"/>
      <style:text-properties fo:font-family="'Times New Roman'" style:font-family-generic="roman" style:font-pitch="variable" fo:font-size="32pt" fo:language="fr" fo:country="FR" style:font-size-asian="24pt" style:font-size-complex="21.1000003814697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.048cm" fo:text-align="justify" fo:text-indent="0cm"/>
    </style:style>
    <style:style style:name="P7" style:family="paragraph">
      <style:paragraph-properties fo:margin-left="0cm" fo:margin-right="0.048cm" fo:text-align="justify" fo:text-indent="0cm"/>
      <style:text-properties fo:font-family="'Times New Roman'" style:font-family-generic="roman" style:font-pitch="variable" fo:font-size="44pt" fo:language="fr" fo:country="FR" fo:font-weight="normal" style:font-size-asian="24pt" style:font-size-complex="21.1000003814697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.048cm" fo:text-align="start" fo:text-indent="0cm">
        <style:tab-stops>
          <style:tab-stop style:position="6.36cm"/>
        </style:tab-stops>
      </style:paragraph-properties>
    </style:style>
    <style:style style:name="P10" style:family="paragraph">
      <style:paragraph-properties fo:margin-left="0cm" fo:margin-right="0.048cm" fo:text-align="start" fo:text-indent="0cm"/>
      <style:text-properties fo:font-family="'Times New Roman'" style:font-family-generic="roman" style:font-pitch="variable" fo:font-size="32pt" fo:language="fr" fo:country="FR" style:font-size-asian="24pt" style:font-size-complex="21.1000003814697pt"/>
    </style:style>
    <style:style style:name="P11" style:family="paragraph">
      <style:paragraph-properties fo:margin-left="0cm" fo:margin-right="0cm" fo:text-align="start" fo:text-indent="0cm"/>
      <style:text-properties fo:font-family="Tahoma" style:font-family-generic="swiss" style:font-pitch="variable" fo:font-size="32pt" fo:language="fr" fo:country="FR" style:font-size-asian="24pt" style:font-size-complex="21.1000003814697pt"/>
    </style:style>
    <style:style style:name="P12" style:family="paragraph">
      <style:paragraph-properties fo:margin-left="0cm" fo:margin-right="0cm" fo:text-align="start" fo:text-indent="0cm"/>
      <style:text-properties fo:font-size="32pt" fo:language="fr" fo:country="FR" style:font-size-asian="24pt" style:font-size-complex="21.1000003814697pt"/>
    </style:style>
    <style:style style:name="P13" style:family="paragraph">
      <style:paragraph-properties fo:margin-left="0cm" fo:margin-right="0.048cm" fo:text-align="justify" fo:text-indent="0cm"/>
      <style:text-properties fo:font-family="'Times New Roman'" style:font-family-generic="roman" style:font-pitch="variable" fo:font-size="44pt" fo:language="fr" fo:country="FR" fo:font-weight="normal" style:font-size-asian="44pt" style:font-size-complex="44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.048cm" fo:text-align="start" fo:text-indent="0cm"/>
      <style:text-properties fo:font-size="32pt" fo:language="fr" fo:country="FR" style:font-size-asian="24pt" style:font-size-complex="21.1000003814697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.048cm" fo:text-align="start" fo:text-indent="0cm"/>
      <style:text-properties fo:font-family="Tahoma" style:font-family-generic="swiss" style:font-pitch="variable" fo:font-size="32pt" fo:language="fr" fo:country="FR" style:font-size-asian="24pt" style:font-size-complex="21.1000003814697pt"/>
    </style:style>
    <style:style style:name="T1" style:family="text">
      <style:text-properties fo:font-family="'Times New Roman'" style:font-family-generic="roman" style:font-pitch="variable" fo:font-size="44pt" fo:language="fr" fo:country="FR" fo:font-weight="bold" style:font-size-asian="24pt" style:language-asian="zxx" style:country-asian="none" style:font-size-complex="21.1000003814697pt"/>
    </style:style>
    <style:style style:name="T2" style:family="text">
      <style:text-properties fo:font-family="'Times New Roman'" style:font-family-generic="roman" style:font-pitch="variable" fo:font-size="44pt" fo:language="fr" fo:country="FR" fo:font-weight="normal" style:font-size-asian="24pt" style:language-asian="zxx" style:country-asian="none" style:font-size-complex="21.1000003814697pt"/>
    </style:style>
    <style:style style:name="T3" style:family="text">
      <style:text-properties fo:font-family="'Times New Roman'" style:font-family-generic="roman" style:font-pitch="variable" fo:font-size="32pt" fo:language="fr" fo:country="FR" style:font-size-asian="24pt" style:language-asian="zxx" style:country-asian="none" style:font-size-complex="21.1000003814697pt"/>
    </style:style>
    <style:style style:name="T4" style:family="text">
      <style:text-properties fo:font-family="'Times New Roman'" style:font-family-generic="roman" style:font-pitch="variable" fo:font-size="32pt" fo:language="fr" fo:country="FR" fo:font-weight="bold" style:font-size-asian="24pt" style:language-asian="zxx" style:country-asian="none" style:font-size-complex="21.1000003814697pt"/>
    </style:style>
    <style:style style:name="T5" style:family="text">
      <style:text-properties fo:font-family="'Times New Roman'" style:font-family-generic="roman" style:font-pitch="variable" fo:font-size="32pt" fo:language="fr" fo:country="FR" fo:font-weight="bold" style:font-size-asian="24pt" style:language-asian="zxx" style:country-asian="none" style:font-weight-asian="bold" style:font-size-complex="21.1000003814697pt" style:font-weight-complex="bold"/>
    </style:style>
    <style:style style:name="T6" style:family="text">
      <style:text-properties fo:font-family="'Times New Roman'" style:font-family-generic="roman" style:font-pitch="variable" fo:font-size="32pt" fo:language="fr" fo:country="FR" fo:font-style="italic" fo:font-weight="bold" style:font-size-asian="24pt" style:language-asian="zxx" style:country-asian="none" style:font-style-asian="italic" style:font-weight-asian="bold" style:font-size-complex="21.1000003814697pt" style:font-style-complex="italic" style:font-weight-complex="bold"/>
    </style:style>
    <style:style style:name="T7" style:family="text">
      <style:text-properties fo:font-family="'Times New Roman'" style:font-family-generic="roman" style:font-pitch="variable" fo:font-size="32pt" fo:language="fr" fo:country="FR" fo:font-weight="normal" style:font-size-asian="24pt" style:language-asian="zxx" style:country-asian="none" style:font-weight-asian="bold" style:font-size-complex="21.1000003814697pt" style:font-weight-complex="bold"/>
    </style:style>
    <style:style style:name="T8" style:family="text">
      <style:text-properties fo:font-family="'Times New Roman'" style:font-family-generic="roman" style:font-pitch="variable" fo:font-size="32pt" fo:language="fr" fo:country="FR" fo:font-style="italic" style:font-size-asian="24pt" style:language-asian="zxx" style:country-asian="none" style:font-style-asian="italic" style:font-size-complex="21.1000003814697pt" style:font-style-complex="italic"/>
    </style:style>
    <style:style style:name="T9" style:family="text">
      <style:text-properties fo:font-family="Symbol" style:font-family-generic="roman" style:font-pitch="variable" style:font-charset="x-symbol" fo:font-size="32pt" fo:language="fr" fo:country="FR" style:font-family-asian="Symbol" style:font-family-generic-asian="roman" style:font-pitch-asian="variable" style:font-charset-asian="x-symbol" style:font-size-asian="24pt" style:language-asian="zxx" style:country-asian="none" style:font-family-complex="Symbol" style:font-family-generic-complex="roman" style:font-pitch-complex="variable" style:font-charset-complex="x-symbol" style:font-size-complex="21.1000003814697pt"/>
    </style:style>
    <style:style style:name="T10" style:family="text">
      <style:text-properties style:text-position="-7% 100%" fo:font-family="'Times New Roman'" style:font-family-generic="roman" style:font-pitch="variable" fo:font-size="32pt" fo:language="fr" fo:country="FR" fo:font-style="italic" fo:font-weight="bold" style:font-size-asian="24pt" style:language-asian="zxx" style:country-asian="none" style:font-style-asian="italic" style:font-weight-asian="bold" style:font-size-complex="21.1000003814697pt" style:font-style-complex="italic" style:font-weight-complex="bold"/>
    </style:style>
    <style:style style:name="T11" style:family="text">
      <style:text-properties fo:font-family="'Times New Roman'" style:font-family-generic="roman" style:font-pitch="variable" fo:font-size="32pt" fo:language="fr" fo:country="FR" fo:font-style="italic" fo:font-weight="normal" style:font-size-asian="24pt" style:language-asian="zxx" style:country-asian="none" style:font-style-asian="italic" style:font-weight-asian="bold" style:font-size-complex="21.1000003814697pt" style:font-style-complex="italic" style:font-weight-complex="bold"/>
    </style:style>
    <style:style style:name="T12" style:family="text">
      <style:text-properties fo:font-family="'Times New Roman'" style:font-family-generic="roman" style:font-pitch="variable" fo:font-size="32pt" fo:language="fr" fo:country="FR" fo:font-style="italic" style:font-size-asian="24pt" style:font-style-asian="italic" style:font-size-complex="21.1000003814697pt" style:font-style-complex="italic"/>
    </style:style>
    <style:style style:name="T13" style:family="text">
      <style:text-properties style:text-position="-12% 100%" fo:font-family="'Times New Roman'" style:font-family-generic="roman" style:font-pitch="variable" fo:font-size="32pt" fo:language="fr" fo:country="FR" fo:font-style="italic" style:font-size-asian="24pt" style:font-style-asian="italic" style:font-size-complex="21.1000003814697pt" style:font-style-complex="italic"/>
    </style:style>
    <style:style style:name="T14" style:family="text">
      <style:text-properties fo:font-family="'Times New Roman'" style:font-family-generic="roman" style:font-pitch="variable" fo:font-size="32pt" fo:language="fr" fo:country="FR" style:font-size-asian="24pt" style:font-size-complex="21.1000003814697pt"/>
    </style:style>
    <style:style style:name="T15" style:family="text">
      <style:text-properties style:text-position="-12% 100%" fo:font-family="'Times New Roman'" style:font-family-generic="roman" style:font-pitch="variable" fo:font-size="32pt" fo:language="fr" fo:country="FR" style:font-size-asian="24pt" style:font-size-complex="21.1000003814697pt"/>
    </style:style>
    <style:style style:name="T16" style:family="text">
      <style:text-properties fo:font-family="'Times New Roman'" style:font-family-generic="roman" style:font-pitch="variable" fo:font-size="32pt" fo:language="fr" fo:country="FR" fo:font-weight="bold" style:font-size-asian="24pt" style:font-weight-asian="bold" style:font-size-complex="21.1000003814697pt" style:font-weight-complex="bold"/>
    </style:style>
    <style:style style:name="T17" style:family="text">
      <style:text-properties fo:font-family="Symbol" style:font-family-generic="roman" style:font-pitch="variable" style:font-charset="x-symbol" fo:font-size="32pt" fo:language="fr" fo:country="FR" style:font-family-asian="Symbol" style:font-family-generic-asian="roman" style:font-pitch-asian="variable" style:font-charset-asian="x-symbol" style:font-size-asian="24pt" style:font-family-complex="Symbol" style:font-family-generic-complex="roman" style:font-pitch-complex="variable" style:font-charset-complex="x-symbol" style:font-size-complex="21.1000003814697pt"/>
    </style:style>
    <style:style style:name="T18" style:family="text">
      <style:text-properties fo:font-family="Symbol" style:font-family-generic="roman" style:font-pitch="variable" style:font-charset="x-symbol" fo:font-size="32pt" fo:language="fr" fo:country="FR" style:font-family-asian="Symbol" style:font-charset-asian="x-symbol" style:font-size-asian="24pt" style:font-family-complex="Symbol" style:font-charset-complex="x-symbol" style:font-size-complex="21.1000003814697pt"/>
    </style:style>
    <style:style style:name="T19" style:family="text">
      <style:text-properties style:text-position="-7% 100%" fo:font-family="'Times New Roman'" style:font-family-generic="roman" style:font-pitch="variable" fo:font-size="32pt" fo:language="fr" fo:country="FR" fo:font-style="italic" style:font-size-asian="24pt" style:language-asian="zxx" style:country-asian="none" style:font-style-asian="italic" style:font-size-complex="21.1000003814697pt" style:font-style-complex="italic"/>
    </style:style>
    <style:style style:name="T20" style:family="text">
      <style:text-properties style:text-position="-7% 100%" fo:font-family="'Times New Roman'" style:font-family-generic="roman" style:font-pitch="variable" fo:font-size="32pt" fo:language="fr" fo:country="FR" style:font-size-asian="24pt" style:language-asian="zxx" style:country-asian="none" style:font-size-complex="21.1000003814697pt"/>
    </style:style>
    <style:style style:name="T21" style:family="text">
      <style:text-properties fo:font-family="Symbol" style:font-family-generic="roman" style:font-pitch="variable" style:font-charset="x-symbol" fo:font-size="32pt" fo:language="fr" fo:country="FR" style:font-family-asian="Symbol" style:font-charset-asian="x-symbol" style:font-size-asian="24pt" style:language-asian="zxx" style:country-asian="none" style:font-family-complex="Symbol" style:font-charset-complex="x-symbol" style:font-size-complex="21.1000003814697pt"/>
    </style:style>
    <style:style style:name="T22" style:family="text">
      <style:text-properties fo:font-family="'Times New Roman'" style:font-family-generic="roman" style:font-pitch="variable" fo:font-size="32pt" fo:language="fr" fo:country="FR" fo:font-style="italic" style:font-size-asian="24pt" style:language-asian="zxx" style:country-asian="none" style:font-style-asian="italic" style:font-weight-asian="normal" style:font-size-complex="21.1000003814697pt" style:font-style-complex="italic" style:font-weight-complex="normal"/>
    </style:style>
    <style:style style:name="T23" style:family="text">
      <style:text-properties fo:font-family="Symbol" style:font-charset="x-symbol" fo:font-size="32pt" fo:language="fr" fo:country="FR" style:font-family-asian="Symbol" style:font-charset-asian="x-symbol" style:font-size-asian="24pt" style:font-family-complex="Symbol" style:font-charset-complex="x-symbol" style:font-size-complex="21.1000003814697pt"/>
    </style:style>
    <style:style style:name="T24" style:family="text">
      <style:text-properties fo:font-family="'Times New Roman'" style:font-style-name="Normal" style:font-family-generic="roman" style:font-pitch="variable" fo:font-size="32pt" fo:language="fr" fo:country="FR" style:font-family-asian="'Times New Roman'" style:font-style-name-asian="Normal" style:font-family-generic-asian="roman" style:font-pitch-asian="variable" style:font-size-asian="24pt" style:font-family-complex="'Times New Roman'" style:font-style-name-complex="Normal" style:font-family-generic-complex="roman" style:font-pitch-complex="variable" style:font-size-complex="21.1000003814697pt"/>
    </style:style>
    <style:style style:name="T25" style:family="text">
      <style:text-properties fo:font-family="Tahoma" style:font-family-generic="swiss" style:font-pitch="variable"/>
    </style:style>
    <style:style style:name="T26" style:family="text">
      <style:text-properties fo:font-family="Symbol" style:font-family-generic="roman" style:font-pitch="variable" style:font-charset="x-symbol" fo:font-size="32pt" fo:language="fr" fo:country="FR" fo:font-style="italic" style:font-family-asian="Symbol" style:font-family-generic-asian="roman" style:font-pitch-asian="variable" style:font-charset-asian="x-symbol" style:font-size-asian="24pt" style:font-style-asian="italic" style:font-family-complex="Symbol" style:font-family-generic-complex="roman" style:font-pitch-complex="variable" style:font-charset-complex="x-symbol" style:font-size-complex="21.1000003814697pt" style:font-style-complex="italic"/>
    </style:style>
    <style:style style:name="T27" style:family="text">
      <style:text-properties fo:font-family="'Times New Roman'" style:font-family-generic="roman" style:font-pitch="variable" fo:font-size="32pt" fo:language="fr" fo:country="FR" fo:font-weight="normal" style:font-size-asian="24pt" style:font-weight-asian="bold" style:font-size-complex="21.1000003814697pt" style:font-weight-complex="bold"/>
    </style:style>
    <style:style style:name="T28" style:family="text">
      <style:text-properties fo:font-family="'Times New Roman'" style:font-family-generic="roman" style:font-pitch="variable" fo:font-size="32pt" fo:language="fr" fo:country="FR" fo:font-style="italic" style:font-size-asian="24pt" style:font-style-asian="italic" style:font-weight-asian="normal" style:font-size-complex="21.1000003814697pt" style:font-style-complex="italic" style:font-weight-complex="normal"/>
    </style:style>
    <style:style style:name="T29" style:family="text">
      <style:text-properties style:text-position="14% 100%" fo:font-family="'Times New Roman'" style:font-family-generic="roman" style:font-pitch="variable" fo:font-size="32pt" fo:language="fr" fo:country="FR" style:font-size-asian="24pt" style:font-size-complex="21.1000003814697pt"/>
    </style:style>
    <style:style style:name="T30" style:family="text">
      <style:text-properties style:text-position="14% 100%" fo:font-family="Symbol" style:font-charset="x-symbol" fo:font-size="32pt" fo:language="fr" fo:country="FR" fo:font-style="italic" style:font-family-asian="Symbol" style:font-charset-asian="x-symbol" style:font-size-asian="24pt" style:font-style-asian="italic" style:font-family-complex="Symbol" style:font-charset-complex="x-symbol" style:font-size-complex="21.1000003814697pt" style:font-style-complex="italic"/>
    </style:style>
    <style:style style:name="T31" style:family="text">
      <style:text-properties style:text-position="14% 100%" fo:font-family="'Times New Roman'" style:font-family-generic="roman" style:font-pitch="variable" fo:font-size="32pt" fo:language="fr" fo:country="FR" fo:font-style="italic" style:font-size-asian="24pt" style:font-style-asian="italic" style:font-size-complex="21.1000003814697pt" style:font-style-complex="italic"/>
    </style:style>
    <style:style style:name="T32" style:family="text">
      <style:text-properties fo:font-family="Symbol" style:font-charset="x-symbol" fo:font-size="32pt" fo:language="fr" fo:country="FR" fo:font-style="italic" style:font-family-asian="Symbol" style:font-charset-asian="x-symbol" style:font-size-asian="24pt" style:font-style-asian="italic" style:font-family-complex="Symbol" style:font-charset-complex="x-symbol" style:font-size-complex="21.1000003814697pt" style:font-style-complex="italic"/>
    </style:style>
    <style:style style:name="T33" style:family="text">
      <style:text-properties fo:font-family="Symbol" style:font-style-name="Normal" style:font-family-generic="roman" style:font-pitch="variable" style:font-charset="x-symbol" fo:font-size="32pt" fo:language="fr" fo:country="FR" fo:font-style="italic" style:font-family-asian="Symbol" style:font-style-name-asian="Normal" style:font-family-generic-asian="roman" style:font-pitch-asian="variable" style:font-charset-asian="x-symbol" style:font-size-asian="24pt" style:font-style-asian="italic" style:font-family-complex="Symbol" style:font-style-name-complex="Normal" style:font-family-generic-complex="roman" style:font-pitch-complex="variable" style:font-charset-complex="x-symbol" style:font-size-complex="21.1000003814697pt" style:font-style-complex="italic"/>
    </style:style>
    <style:style style:name="T34" style:family="text">
      <style:text-properties fo:font-family="'Times New Roman'" style:font-family-generic="roman" style:font-pitch="variable" fo:font-size="44pt" fo:language="fr" fo:country="FR" fo:font-weight="normal" style:font-size-asian="44pt" style:language-asian="zxx" style:country-asian="none" style:font-size-complex="44pt"/>
    </style:style>
    <style:style style:name="T35" style:family="text">
      <style:text-properties fo:font-family="'Times New Roman'" style:font-family-generic="roman" style:font-pitch="variable" fo:font-size="32pt" fo:language="fr" fo:country="FR" fo:font-style="italic" style:font-size-asian="24pt" style:language-asian="zxx" style:country-asian="none" style:font-size-complex="21.1000003814697pt" style:font-style-complex="italic"/>
    </style:style>
    <style:style style:name="T36" style:family="text">
      <style:text-properties fo:font-family="Symbol" style:font-charset="x-symbol" fo:font-size="32pt" fo:language="fr" fo:country="FR" fo:font-style="italic" style:font-size-asian="24pt" style:language-asian="zxx" style:country-asian="none" style:font-family-complex="Symbol" style:font-charset-complex="x-symbol" style:font-size-complex="21.1000003814697pt" style:font-style-complex="italic"/>
    </style:style>
    <style:style style:name="T37" style:family="text">
      <style:text-properties fo:font-family="'Times New Roman'" style:font-family-generic="roman" style:font-pitch="variable" fo:font-size="44pt" fo:language="fr" fo:country="FR" fo:font-weight="normal" style:font-size-asian="24pt" style:language-asian="zxx" style:country-asian="none" style:font-size-complex="21.1000003814697pt" style:font-weight-complex="bold"/>
    </style:style>
    <style:style style:name="T38" style:family="text">
      <style:text-properties fo:font-size="32pt" fo:language="fr" fo:country="FR" fo:font-weight="bold" style:font-size-asian="24pt" style:font-size-complex="21.1000003814697pt" style:font-weight-complex="bold"/>
    </style:style>
    <style:style style:name="T39" style:family="text">
      <style:text-properties fo:font-size="32pt" fo:language="fr" fo:country="FR" style:font-size-asian="24pt" style:font-size-complex="21.1000003814697pt"/>
    </style:style>
    <style:style style:name="T40" style:family="text">
      <style:text-properties fo:font-size="32pt" fo:language="fr" fo:country="FR" fo:font-style="italic" style:font-size-asian="24pt" style:font-size-complex="21.1000003814697pt" style:font-style-complex="italic"/>
    </style:style>
    <style:style style:name="T41" style:family="text">
      <style:text-properties fo:font-family="Symbol" style:font-charset="x-symbol" fo:font-size="32pt" fo:language="fr" fo:country="FR" style:font-size-asian="24pt" style:font-family-complex="Symbol" style:font-charset-complex="x-symbol" style:font-size-complex="21.1000003814697pt"/>
    </style:style>
    <style:style style:name="T42" style:family="text">
      <style:text-properties fo:font-family="Symbol" style:font-charset="x-symbol" fo:font-size="32pt" fo:language="fr" fo:country="FR" fo:font-style="italic" style:font-size-asian="24pt" style:font-family-complex="Symbol" style:font-charset-complex="x-symbol" style:font-size-complex="21.1000003814697pt" style:font-style-complex="italic"/>
    </style:style>
    <style:style style:name="T43" style:family="text">
      <style:text-properties style:text-position="-7% 100%" fo:font-size="32pt" fo:language="fr" fo:country="FR" fo:font-style="italic" style:font-size-asian="24pt" style:font-size-complex="21.1000003814697pt" style:font-style-complex="italic"/>
    </style:style>
    <style:style style:name="T44" style:family="text">
      <style:text-properties fo:font-family="Symbol" style:font-family-generic="roman" style:font-pitch="variable" style:font-charset="x-symbol" fo:font-size="32pt" fo:language="fr" fo:country="FR" fo:font-style="italic" style:font-size-asian="24pt" style:font-family-complex="Symbol" style:font-family-generic-complex="roman" style:font-pitch-complex="variable" style:font-charset-complex="x-symbol" style:font-size-complex="21.100000381469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II PROCESSUS DE POISSON</text:span><text:span text:style-name="T1"><text:line-break/></text:span><text:span text:style-name="T2">1 Introduction, définition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 processus de </text:span><text:span text:style-name="T4">Poisson</text:span><text:span text:style-name="T3"> correspond à </text:span><text:span text:style-name="T5">l'arrivée au hasard</text:span><text:span text:style-name="T3"> d'entités en un endroit donné</text:span><text:span text:style-name="T3"><text:line-break/></text:span><text:span text:style-name="T3"/></text:p>
              </text:list-item>
              <text:list-item>
                <text:p text:style-name="P3"><text:span text:style-name="T6">N</text:span><text:span text:style-name="T5">(</text:span><text:span text:style-name="T6">t</text:span><text:span text:style-name="T5">) </text:span><text:span text:style-name="T3">le </text:span><text:span text:style-name="T5">nombre d'événements</text:span><text:span text:style-name="T3"> se produisant </text:span><text:span text:style-name="T7">dans </text:span><text:span text:style-name="T5">l'intervalle de temps</text:span><text:span text:style-name="T3"> [0, </text:span><text:span text:style-name="T8">t</text:span><text:span text:style-name="T3">]</text:span><text:span text:style-name="T3"><text:line-break/></text:span><text:span text:style-name="T3">{</text:span><text:span text:style-name="T8">N</text:span><text:span text:style-name="T3">(</text:span><text:span text:style-name="T8">t</text:span><text:span text:style-name="T3">); </text:span><text:span text:style-name="T8">t</text:span><text:span text:style-name="T3"> </text:span><text:span text:style-name="T9"></text:span><text:span text:style-name="T3"> 0} est un </text:span><text:span text:style-name="T5">processus de comptage</text:span><text:span text:style-name="T5"><text:line-break/></text:span><text:span text:style-name="T5"/></text:p>
              </text:list-item>
              <text:list-item>
                <text:p text:style-name="P3"><text:span text:style-name="T6">T</text:span><text:span text:style-name="T10">n</text:span><text:span text:style-name="T7"> la </text:span><text:span text:style-name="T5">durée</text:span><text:span text:style-name="T7"> séparant le (</text:span><text:span text:style-name="T11">n</text:span><text:span text:style-name="T7">-1)-ième du </text:span><text:span text:style-name="T11">n</text:span><text:span text:style-name="T7">-ième </text:span><text:span text:style-name="T5">événement </text:span><text:span text:style-name="T7">(</text:span><text:span text:style-name="T11">n</text:span><text:span text:style-name="T7"> = 2, 3... ) </text:span><text:span text:style-name="T7"><text:line-break/></text:span><text:span text:style-name="T5">durée d'attente</text:span><text:span text:style-name="T7"> dans l'état </text:span><text:span text:style-name="T11">n</text:span><text:span text:style-name="T7">-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6"><text:span text:style-name="T2">Une relation fondamentale</text:span></text:p>
          </draw:text-box>
        </draw:frame>
        <draw:frame presentation:style-name="pr5" draw:text-style-name="P10" draw:layer="layout" svg:width="25.199cm" svg:height="13.953cm" svg:x="1.4cm" svg:y="4.868cm" presentation:class="subtitle" presentation:user-transformed="true">
          <draw:text-box>
            <text:p text:style-name="P3"><text:span text:style-name="T12">S</text:span><text:span text:style-name="T13">n</text:span><text:span text:style-name="T14"> = </text:span><text:span text:style-name="T12">T</text:span><text:span text:style-name="T15">1</text:span><text:span text:style-name="T14"> + </text:span><text:span text:style-name="T12">T</text:span><text:span text:style-name="T15">2</text:span><text:span text:style-name="T14"> + ...+ </text:span><text:span text:style-name="T12">T</text:span><text:span text:style-name="T13">n</text:span><text:span text:style-name="T14"> </text:span></text:p>
            <text:p text:style-name="P8"><text:span text:style-name="T12">S</text:span><text:span text:style-name="T13">n</text:span><text:span text:style-name="T14"> </text:span><text:span text:style-name="T16">temps écoulé</text:span><text:span text:style-name="T14"> jusqu'au </text:span><text:span text:style-name="T12">n</text:span><text:span text:style-name="T14">-ième événement </text:span></text:p>
            <text:p text:style-name="P8"><text:span text:style-name="T14"/></text:p>
            <text:p text:style-name="P8"><text:span text:style-name="T14">Equivalence des événements</text:span></text:p>
            <text:p text:style-name="P8"><text:span text:style-name="T14"><text:tab/></text:span><text:span text:style-name="T14">"</text:span><text:span text:style-name="T12">N</text:span><text:span text:style-name="T14">(</text:span><text:span text:style-name="T12">t</text:span><text:span text:style-name="T14">) </text:span><text:span text:style-name="T17"></text:span><text:span text:style-name="T14"> </text:span><text:span text:style-name="T12">n </text:span><text:span text:style-name="T14">" et "</text:span><text:span text:style-name="T12">S</text:span><text:span text:style-name="T13">n</text:span><text:span text:style-name="T15">+1</text:span><text:span text:style-name="T14"> &gt; </text:span><text:span text:style-name="T12">t </text:span><text:span text:style-name="T14">" </text:span></text:p>
            <text:p text:style-name="P8"><text:span text:style-name="T14"><text:tab/></text:span><text:span text:style-name="T14">"</text:span><text:span text:style-name="T12">N</text:span><text:span text:style-name="T14">(</text:span><text:span text:style-name="T12">t</text:span><text:span text:style-name="T14">) </text:span><text:span text:style-name="T18"></text:span><text:span text:style-name="T14"> </text:span><text:span text:style-name="T12">n </text:span><text:span text:style-name="T14">" et "</text:span><text:span text:style-name="T12">S</text:span><text:span text:style-name="T13">n</text:span><text:span text:style-name="T14"> </text:span><text:span text:style-name="T18"></text:span><text:span text:style-name="T14"> </text:span><text:span text:style-name="T12">t </text:span><text:span text:style-name="T14">"</text:span></text:p>
            <text:p text:style-name="P8"><text:span text:style-name="T14"/></text:p>
            <text:p text:style-name="P9"><text:span text:style-name="T8">P</text:span><text:span text:style-name="T3">(</text:span><text:span text:style-name="T8">N</text:span><text:span text:style-name="T3">(</text:span><text:span text:style-name="T8">t</text:span><text:span text:style-name="T3">) = </text:span><text:span text:style-name="T8">n </text:span><text:span text:style-name="T3">) </text:span><text:span text:style-name="T3"><text:tab/></text:span><text:span text:style-name="T3">= </text:span><text:span text:style-name="T8">P</text:span><text:span text:style-name="T3">(</text:span><text:span text:style-name="T8">S</text:span><text:span text:style-name="T19">n</text:span><text:span text:style-name="T20">+1</text:span><text:span text:style-name="T3"> &gt; </text:span><text:span text:style-name="T8">t</text:span><text:span text:style-name="T3"> <text:s/>et <text:s/></text:span><text:span text:style-name="T8">S</text:span><text:span text:style-name="T19">n</text:span><text:span text:style-name="T3"> </text:span><text:span text:style-name="T21"></text:span><text:span text:style-name="T3"> </text:span><text:span text:style-name="T8">t </text:span><text:span text:style-name="T3">)</text:span></text:p>
            <text:p text:style-name="P9"><text:span text:style-name="T3"><text:tab/></text:span><text:span text:style-name="T3">= </text:span><text:span text:style-name="T22">P</text:span><text:span text:style-name="T3">(</text:span><text:span text:style-name="T8">S</text:span><text:span text:style-name="T19">n</text:span><text:span text:style-name="T3"> </text:span><text:span text:style-name="T21"></text:span><text:span text:style-name="T3"> </text:span><text:span text:style-name="T8">t </text:span><text:span text:style-name="T3">) - </text:span><text:span text:style-name="T8">P</text:span><text:span text:style-name="T3">(</text:span><text:span text:style-name="T8">S</text:span><text:span text:style-name="T19">n</text:span><text:span text:style-name="T20">+1</text:span><text:span text:style-name="T3"> </text:span><text:span text:style-name="T21"></text:span><text:span text:style-name="T3"> </text:span><text:span text:style-name="T8">t </text:span><text:span text:style-name="T3">) <text:s/></text:span></text:p>
            <text:p text:style-name="P9"><text:span text:style-name="T3">Car </text:span><text:span text:style-name="T8">S</text:span><text:span text:style-name="T19">n</text:span><text:span text:style-name="T20">+1</text:span><text:span text:style-name="T3"> </text:span><text:span text:style-name="T21"></text:span><text:span text:style-name="T3"> </text:span><text:span text:style-name="T8">t </text:span><text:span text:style-name="T3"><text:s/>implique </text:span><text:span text:style-name="T8">S</text:span><text:span text:style-name="T19">n</text:span><text:span text:style-name="T3"> </text:span><text:span text:style-name="T21"></text:span><text:span text:style-name="T3"> </text:span><text:span text:style-name="T8">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6" draw:text-style-name="P7" draw:layer="layout" svg:width="25.199cm" svg:height="3.507cm" svg:x="1.4cm" svg:y="0.837cm" presentation:class="title">
          <draw:text-box>
            <text:p text:style-name="P6"><text:span text:style-name="T2">2 Définitions et propriétés principales</text:span></text:p>
          </draw:text-box>
        </draw:frame>
        <draw:frame presentation:style-name="pr7" draw:text-style-name="P11" draw:layer="layout" svg:width="25.199cm" svg:height="15.69cm" svg:x="1.4cm" svg:y="4cm" presentation:class="subtitle" presentation:user-transformed="true">
          <draw:text-box>
            <text:p text:style-name="P3"><text:span text:style-name="T14">{</text:span><text:span text:style-name="T12">N</text:span><text:span text:style-name="T14">(</text:span><text:span text:style-name="T12">t</text:span><text:span text:style-name="T14">); </text:span><text:span text:style-name="T12">t</text:span><text:span text:style-name="T14"> </text:span><text:span text:style-name="T23"></text:span><text:span text:style-name="T14"> 0} est un </text:span><text:span text:style-name="T16">processus de Poisson</text:span><text:span text:style-name="T14"> ssi</text:span></text:p>
            <text:p text:style-name="P8"><text:span text:style-name="T16">Cl.</text:span><text:span text:style-name="T14"> </text:span><text:span text:style-name="T12">N</text:span><text:span text:style-name="T14">(</text:span><text:span text:style-name="T12">t</text:span><text:span text:style-name="T14">) est </text:span><text:span text:style-name="T16">homogène dans le temp</text:span><text:span text:style-name="T14">s</text:span></text:p>
            <text:p text:style-name="P8"><text:span text:style-name="T14"><text:tab/></text:span><text:span text:style-name="T12">P</text:span><text:span text:style-name="T14">(</text:span><text:span text:style-name="T12">N</text:span><text:span text:style-name="T14">(</text:span><text:span text:style-name="T12">s</text:span><text:span text:style-name="T14">+</text:span><text:span text:style-name="T12">t</text:span><text:span text:style-name="T14">)-</text:span><text:span text:style-name="T12">N</text:span><text:span text:style-name="T14">(</text:span><text:span text:style-name="T12">s</text:span><text:span text:style-name="T14">) = </text:span><text:span text:style-name="T12">k</text:span><text:span text:style-name="T14">) = </text:span><text:span text:style-name="T12">P</text:span><text:span text:style-name="T14">(</text:span><text:span text:style-name="T12">N</text:span><text:span text:style-name="T14">(</text:span><text:span text:style-name="T12">t</text:span><text:span text:style-name="T14">) = </text:span><text:span text:style-name="T12">k</text:span><text:span text:style-name="T14">) = </text:span><text:span text:style-name="T12">p</text:span><text:span text:style-name="T13">k</text:span><text:span text:style-name="T14">(</text:span><text:span text:style-name="T12">t</text:span><text:span text:style-name="T14">) ; <text:s/></text:span></text:p>
            <text:p text:style-name="P8"><text:span text:style-name="T12"><text:tab/></text:span><text:span text:style-name="T12">s</text:span><text:span text:style-name="T14"> &gt; 0, </text:span><text:span text:style-name="T12">t</text:span><text:span text:style-name="T14"> &gt; 0 et </text:span><text:span text:style-name="T12">k</text:span><text:span text:style-name="T14"> = 0, l, 2, ...</text:span></text:p>
            <text:p text:style-name="P8"><text:span text:style-name="T16">C2</text:span><text:span text:style-name="T14">. </text:span><text:span text:style-name="T12">N</text:span><text:span text:style-name="T14">(</text:span><text:span text:style-name="T12">t</text:span><text:span text:style-name="T14">) est à </text:span><text:span text:style-name="T16">accroissements indépendants</text:span></text:p>
            <text:p text:style-name="P8"><text:span text:style-name="T14"><text:tab/></text:span><text:span text:style-name="T12">P</text:span><text:span text:style-name="T14">(</text:span><text:span text:style-name="T12">N</text:span><text:span text:style-name="T14">(</text:span><text:span text:style-name="T12">s</text:span><text:span text:style-name="T14">+</text:span><text:span text:style-name="T12">t</text:span><text:span text:style-name="T14">)-</text:span><text:span text:style-name="T12">N</text:span><text:span text:style-name="T14">(</text:span><text:span text:style-name="T12">s</text:span><text:span text:style-name="T14">) = </text:span><text:span text:style-name="T12">k</text:span><text:span text:style-name="T14">, </text:span><text:span text:style-name="T12">N</text:span><text:span text:style-name="T14">(</text:span><text:span text:style-name="T12">s</text:span><text:span text:style-name="T14">) = </text:span><text:span text:style-name="T12">j</text:span><text:span text:style-name="T14">) = </text:span><text:span text:style-name="T14"><text:line-break/></text:span><text:span text:style-name="T14"><text:tab/></text:span><text:span text:style-name="T12">P</text:span><text:span text:style-name="T14">(</text:span><text:span text:style-name="T12">N</text:span><text:span text:style-name="T14">(</text:span><text:span text:style-name="T12">s</text:span><text:span text:style-name="T14"> + </text:span><text:span text:style-name="T12">t</text:span><text:span text:style-name="T14">)-</text:span><text:span text:style-name="T12">N</text:span><text:span text:style-name="T14">(</text:span><text:span text:style-name="T12">s</text:span><text:span text:style-name="T14">) = </text:span><text:span text:style-name="T12">k</text:span><text:span text:style-name="T14">) </text:span><text:span text:style-name="T24">·</text:span><text:span text:style-name="T14"> </text:span><text:span text:style-name="T12">P</text:span><text:span text:style-name="T14">(</text:span><text:span text:style-name="T12">N</text:span><text:span text:style-name="T14">(</text:span><text:span text:style-name="T12">s</text:span><text:span text:style-name="T14">) = </text:span><text:span text:style-name="T12">j</text:span><text:span text:style-name="T14">) = </text:span><text:span text:style-name="T12">p</text:span><text:span text:style-name="T13">k</text:span><text:span text:style-name="T14">(</text:span><text:span text:style-name="T12">t</text:span><text:span text:style-name="T14">)</text:span><text:span text:style-name="T12">p</text:span><text:span text:style-name="T13">j</text:span><text:span text:style-name="T14">(</text:span><text:span text:style-name="T12">s</text:span><text:span text:style-name="T14">)</text:span></text:p>
            <text:p text:style-name="P8"><text:span text:style-name="T14"><text:tab/></text:span><text:span text:style-name="T12">s</text:span><text:span text:style-name="T14"> &gt; 0, </text:span><text:span text:style-name="T12">t</text:span><text:span text:style-name="T14"> &gt; 0 et </text:span><text:span text:style-name="T12">k</text:span><text:span text:style-name="T14"> = 0, l, 2, ...</text:span></text:p>
            <text:p text:style-name="P8"><text:span text:style-name="T25"/></text:p>
            <text:p text:style-name="P8"><text:span text:style-name="T16">C3</text:span><text:span text:style-name="T14">. </text:span></text:p>
            <text:p text:style-name="P8"><text:span text:style-name="T14"><text:tab/></text:span></text:p>
            <text:p text:style-name="P8"><text:span text:style-name="T26"></text:span><text:span text:style-name="T14"> <text:s/></text:span><text:span text:style-name="T27">nombre moyen d'événements par unité de temps</text:span><text:span text:style-name="T14"> </text:span></text:p>
          </draw:text-box>
        </draw:frame>
        <draw:frame draw:style-name="gr2" draw:layer="layout" svg:width="9.5cm" svg:height="3.859cm" svg:x="3.898cm" svg:y="14.488cm">
          <draw:object-ole draw:class-id="0002CE02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9" draw:text-style-name="P7" draw:layer="layout" svg:width="25.199cm" svg:height="3.507cm" svg:x="1.4cm" svg:y="0.837cm" presentation:class="title">
          <draw:text-box>
            <text:p text:style-name="P6"><text:span text:style-name="T2">Propriétés principales</text:span></text:p>
          </draw:text-box>
        </draw:frame>
        <draw:frame presentation:style-name="pr7" draw:text-style-name="P12" draw:layer="layout" svg:width="25.199cm" svg:height="13.86cm" svg:x="1.4cm" svg:y="4.915cm" presentation:class="subtitle" presentation:user-transformed="true">
          <draw:text-box>
            <text:p text:style-name="P3"><text:span text:style-name="T12">Théorème</text:span><text:span text:style-name="T14"> : Si un processus de comptage {</text:span><text:span text:style-name="T12">N</text:span><text:span text:style-name="T14">(</text:span><text:span text:style-name="T12">t</text:span><text:span text:style-name="T14">); </text:span><text:span text:style-name="T12">t</text:span><text:span text:style-name="T23"></text:span><text:span text:style-name="T14">0} satisfait aux conditions </text:span><text:span text:style-name="T16">C1</text:span><text:span text:style-name="T14">, </text:span><text:span text:style-name="T16">C2</text:span><text:span text:style-name="T14"> et </text:span><text:span text:style-name="T16">C3</text:span><text:span text:style-name="T14">, alors</text:span></text:p>
            <text:p text:style-name="P8"><text:span text:style-name="T14"><text:tab/></text:span><text:span text:style-name="T28">P</text:span><text:span text:style-name="T14">(</text:span><text:span text:style-name="T12">N</text:span><text:span text:style-name="T14">(</text:span><text:span text:style-name="T12">t</text:span><text:span text:style-name="T14">) = </text:span><text:span text:style-name="T12">k</text:span><text:span text:style-name="T14">) = </text:span><text:span text:style-name="T12">p</text:span><text:span text:style-name="T13">k</text:span><text:span text:style-name="T14">(</text:span><text:span text:style-name="T12">t</text:span><text:span text:style-name="T14">) = e</text:span><text:span text:style-name="T29">-</text:span><text:span text:style-name="T30"></text:span><text:span text:style-name="T31">t</text:span><text:span text:style-name="T14">(</text:span><text:span text:style-name="T32"></text:span><text:span text:style-name="T12">t</text:span><text:span text:style-name="T14">)</text:span><text:span text:style-name="T31">k</text:span><text:span text:style-name="T14">/</text:span><text:span text:style-name="T12">k</text:span><text:span text:style-name="T14">! ; </text:span><text:span text:style-name="T12">t</text:span><text:span text:style-name="T14"> &gt; 0 et </text:span><text:span text:style-name="T12">k</text:span><text:span text:style-name="T14"> = 0, 1...</text:span></text:p>
            <text:p text:style-name="P8"><text:span text:style-name="T14"><text:tab/></text:span><text:span text:style-name="T12">E</text:span><text:span text:style-name="T14">[</text:span><text:span text:style-name="T12">N</text:span><text:span text:style-name="T14">(</text:span><text:span text:style-name="T12">t</text:span><text:span text:style-name="T14">)] = </text:span><text:span text:style-name="T32"></text:span><text:span text:style-name="T12">t</text:span><text:span text:style-name="T14">, </text:span><text:span text:style-name="T12">Var</text:span><text:span text:style-name="T14">[</text:span><text:span text:style-name="T12">N</text:span><text:span text:style-name="T14">(</text:span><text:span text:style-name="T12">t</text:span><text:span text:style-name="T14">)] = </text:span><text:span text:style-name="T32"></text:span><text:span text:style-name="T12">t</text:span></text:p>
            <text:p text:style-name="P8"><text:span text:style-name="T14">Relations du régime transitoire, aucun régime stationnaire car </text:span><text:span text:style-name="T33"></text:span><text:span text:style-name="T12">k p</text:span><text:span text:style-name="T13">k</text:span><text:span text:style-name="T14">(</text:span><text:span text:style-name="T12">t</text:span><text:span text:style-name="T14">) </text:span><text:span text:style-name="T17"></text:span><text:span text:style-name="T14"> 0 quand </text:span><text:span text:style-name="T12">t</text:span><text:span text:style-name="T14"> </text:span><text:span text:style-name="T17"></text:span><text:span text:style-name="T14"> </text:span><text:span text:style-name="T17"></text:span></text:p>
            <text:p text:style-name="P8"><text:span text:style-name="T14">Un processus de comptage satisfaisant </text:span><text:span text:style-name="T16">C1</text:span><text:span text:style-name="T14">, </text:span><text:span text:style-name="T16">C2</text:span><text:span text:style-name="T14"> et la conclusion du théorème, est un processus de Poisson.</text:span></text:p>
            <text:p text:style-name="P8"><text:span text:style-name="T8">T</text:span><text:span text:style-name="T19">n</text:span><text:span text:style-name="T3"> suit une loi expone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0" draw:text-style-name="P13" draw:layer="layout" svg:width="25.199cm" svg:height="3.507cm" svg:x="1.4cm" svg:y="0.837cm" presentation:class="title">
          <draw:text-box>
            <text:p text:style-name="P8"><text:span text:style-name="T34">Graphe de transition</text:span></text:p>
          </draw:text-box>
        </draw:frame>
        <draw:frame presentation:style-name="pr11" draw:text-style-name="P15" draw:layer="layout" svg:width="25.199cm" svg:height="13.86cm" svg:x="1.4cm" svg:y="4.915cm" presentation:class="subtitle" presentation:user-transformed="true">
          <draw:text-box>
            <text:p text:style-name="P6"><text:span text:style-name="T3">Pour ne pas surcharger le graphe des transitions on supprime le terme + </text:span><text:span text:style-name="T35">o</text:span><text:span text:style-name="T3">(</text:span><text:span text:style-name="T36"></text:span><text:span text:style-name="T35">t</text:span><text:span text:style-name="T3">)</text:span></text:p>
            <text:p text:style-name="P6"><text:span text:style-name="T3"/></text:p>
            <text:p text:style-name="P14"><text:span text:style-name="T3">Pratiquement, on utilise un graphe réduit comprenant que les transitions entre deux états différents et les probabilités de transitions sont remplacées par les taux de transition</text:span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2" draw:text-style-name="P7" draw:layer="layout" svg:width="26.199cm" svg:height="3.507cm" svg:x="1cm" svg:y="0.993cm" presentation:class="title" presentation:user-transformed="true">
          <draw:text-box>
            <text:p text:style-name="P6"><text:span text:style-name="T37">3 Processus de Poisson / loi exponentielle</text:span></text:p>
          </draw:text-box>
        </draw:frame>
        <draw:frame presentation:style-name="pr13" draw:text-style-name="P17" draw:layer="layout" svg:width="24cm" svg:height="14.551cm" svg:x="2cm" svg:y="4.655cm" presentation:class="subtitle" presentation:user-transformed="true">
          <draw:text-box>
            <text:p text:style-name="P6"><text:span text:style-name="T38">Intervalle entre deux événements</text:span></text:p>
            <text:p text:style-name="P6"><text:span text:style-name="T39"/></text:p>
            <text:p text:style-name="P14"><text:span text:style-name="T39">{</text:span><text:span text:style-name="T40">N</text:span><text:span text:style-name="T39">(</text:span><text:span text:style-name="T40">t</text:span><text:span text:style-name="T39">); </text:span><text:span text:style-name="T40">t</text:span><text:span text:style-name="T39"> </text:span><text:span text:style-name="T41"></text:span><text:span text:style-name="T39"> 0} un processus de Poisson de paramètre </text:span><text:span text:style-name="T42"></text:span><text:span text:style-name="T39"> et </text:span><text:span text:style-name="T40">T</text:span><text:span text:style-name="T43">n</text:span><text:span text:style-name="T39"> la durée séparant le (</text:span><text:span text:style-name="T40">n</text:span><text:span text:style-name="T39">-l)-ième et le </text:span><text:span text:style-name="T40">n</text:span><text:span text:style-name="T39">-ième événement.</text:span></text:p>
            <text:p text:style-name="P14"><text:span text:style-name="T39"/></text:p>
            <text:p text:style-name="P14"><text:span text:style-name="T40">Théorème</text:span><text:span text:style-name="T39"> : Les temps d'attente </text:span><text:span text:style-name="T40">T</text:span><text:span text:style-name="T43">n</text:span><text:span text:style-name="T39"> d'un </text:span><text:span text:style-name="T38">processus de Poisson</text:span><text:span text:style-name="T39"> de paramètre </text:span><text:span text:style-name="T42"></text:span><text:span text:style-name="T39"> sont des variables aléatoires indépendantes et distribuées identiquement selon une </text:span><text:span text:style-name="T38">loi exponentielle</text:span><text:span text:style-name="T39"> de paramètre </text:span><text:span text:style-name="T44"></text:span><text:span text:style-name="T3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21.2000007629395pt" fo:language="fr" fo:country="FR" style:font-family-asian="'Lucida Sans Unicode'" style:font-pitch-asian="variable" style:language-asian="zxx" style:country-asian="none" style:font-family-complex="Tahoma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21.2000007629395pt" fo:language="fr" fo:country="FR" style:font-family-asian="'Lucida Sans Unicode'" style:font-pitch-asian="variable" style:language-asian="zxx" style:country-asian="none" style:font-family-complex="Tahoma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fr" fo:country="FR" fo:font-style="italic" style:font-family-asian="'Lucida Sans Unicode'" style:font-pitch-asian="variable" style:language-asian="zxx" style:country-asian="none" style:font-family-complex="Tahoma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fr" fo:country="FR" style:font-family-asian="'Lucida Sans Unicode'" style:font-pitch-asian="variable" style:language-asian="zxx" style:country-asian="none" style:font-family-complex="Tahoma" style:font-size-complex="21.2000007629395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5-11-08T00:59:12</meta:creation-date>
    <dc:creator>Alain Tanguy</dc:creator>
    <dc:date>2009-11-18T05:48:17.76</dc:date>
    <dc:language>fr-FR</dc:language>
    <meta:editing-cycles>12</meta:editing-cycles>
    <meta:editing-duration>PT02H03M02S</meta:editing-duration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